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0cm" svg:x="2.78cm" svg:y="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3.4cm" svg:x="2.78cm" svg:y="9.03cm">
          <text:p text:style-name="P2">dimm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3.4cm" svg:x="8.3cm" svg:y="9.03cm">
          <text:p text:style-name="P2">rgb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5.4cm" svg:x="13.797cm" svg:y="7.03cm">
          <text:p text:style-name="P2">US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1.8cm" svg:x="8.3cm" svg:y="2.94cm">
          <text:p text:style-name="P2">c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1.9cm" svg:x="8.3cm" svg:y="7.023cm">
          <text:p text:style-name="P2">gLC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2.1cm" svg:x="8.3cm" svg:y="4.841cm">
          <text:p text:style-name="P2">dtm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1.8cm" svg:x="2.78cm" svg:y="2.43cm">
          <text:p text:style-name="P3">remo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5.4cm" svg:x="15.68cm" svg:y="7.03cm">
          <text:p text:style-name="P2">pw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2.2cm" svg:x="2.78cm" svg:y="4.318cm">
          <text:p text:style-name="P2">cLC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2.3cm" svg:x="2.78cm" svg:y="6.623cm">
          <text:p text:style-name="P2">et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97cm" svg:x="13.766cm" svg:y="3.43cm">
          <text:p text:style-name="P2">tou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2.5cm" svg:x="13.765cm" svg:y="4.459cm">
          <text:p text:style-name="P2">4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96cm" svg:x="13.766cm" svg:y="2.4cm">
          <text:p text:style-name="P2">tou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2.5cm" svg:x="15.442cm" svg:y="4.459cm">
          <text:p text:style-name="P2">4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2.5cm" svg:x="17.12cm" svg:y="4.459cm">
          <text:p text:style-name="P2">4wa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ers Runeson</meta:initial-creator>
    <meta:creation-date>2008-10-26T16:53:42</meta:creation-date>
    <dc:creator>Anders Runeson</dc:creator>
    <dc:date>2008-10-26T17:46:46</dc:date>
    <meta:editing-cycles>1</meta:editing-cycles>
    <meta:editing-duration>PT4M5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